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 style:list-style-name="L1"/>
    <style:style style:name="P5" style:family="paragraph" style:parent-style-name="Azione_20_attore" style:list-style-name=""/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Feedback allocazione tirocinant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Responsabile scientif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deve accedere al sistema ed essere riconosciuto come responsabile scientifico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78195636" text:style-name="Numerazione_20_UC">
              <text:list-item text:start-value="1">
                <text:p text:style-name="Azione_20_attore">Il responsabile scientifico accede alla lista dei tirocinanti.</text:p>
              </text:list-item>
              <text:list-item>
                <text:p text:style-name="Azione_20_sistema">Il sistema riceve la richiesta e invia la lista. l.</text:p>
              </text:list-item>
              <text:list-item>
                <text:p text:style-name="Azione_20_attore">Il responsabile <text:s/>scientifico riceve la lista e seleziona il tirocinante.</text:p>
              </text:list-item>
              <text:list-item>
                <text:p text:style-name="Azione_20_sistema">Il sistema riceve il tirocinante ed invia il report della pagina relativa ad esso con l'area per aggiungere il feedback.</text:p>
              </text:list-item>
              <text:list-item>
                <text:p text:style-name="Azione_20_attore">Il responsabile riceve la pagina ,inserisce il feedback e invia il commento.</text:p>
              </text:list-item>
              <text:list-item>
                <text:p text:style-name="Azione_20_sistema">Il sistema riceve il report con relativo commento e lo salva nel databas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Il responsabile visualizza il commento apportato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9146617932" text:style-name="L1">
              <text:list-item>
                <text:p text:style-name="P4">Nel caso di un errore utente, il sistema mostra all’utente un messaggio di errore che ne indica la causa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responsabile scientifico riceve la forma da compilare entro 20 secondi e il relativo messaggio di <text:s/>errore in 20 secondi.</text:p>
          </table:table-cell>
        </table:table-row>
      </table:table>
      <text:p text:style-name="P3">UC 30: il responsabile scientifico inserisce un feedback riguardante un tirocina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T59S</meta:editing-duration>
    <meta:editing-cycles>9</meta:editing-cycles>
    <meta:generator>LibreOffice/3.5$Linux_X86_64 LibreOffice_project/350m1$Build-2</meta:generator>
    <dc:date>2012-10-29T13:29:17</dc:date>
    <meta:document-statistic meta:table-count="1" meta:image-count="0" meta:object-count="0" meta:page-count="1" meta:paragraph-count="22" meta:word-count="171" meta:character-count="551" meta:non-whitespace-character-count="967"/>
  </office:meta>
</office:document-meta>
</file>